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216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216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216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216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216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216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216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216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216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216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216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216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216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216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216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216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216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rìa Victoria Torres Fajard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4/2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650054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sé Manuel Torres Día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77562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3.61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5" meta:non-whitespace-character-count="997"/>
    <meta:template xlink:type="simple" xlink:actuate="onRequest" xlink:title="Normal" xlink:href=""/>
  </office:meta>
</office:document-meta>
</file>